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560c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656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6560c" officeooo:paragraph-rsid="0006560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6560c" officeooo:paragraph-rsid="0006560c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5pt" officeooo:rsid="0006560c" officeooo:paragraph-rsid="0006560c" style:font-size-asian="13.1000003814697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TASARIM</text:p>
      <text:p text:style-name="P2"/>
      <text:p text:style-name="P1"><text:span text:style-name="T1">Sayfamıza hoş geldiniz, sizin için kişisel/özel Web sitesi tasarlayabiliriz. İsterseniz ayrıyetten siteyi yayınlayabilir ve ilgilenebiliriz."Bize Ulaşın" kısmından veya sosyal medya hesaplarından bizimle iletişime geçebilirsiniz, gün içerisinde size dönüş yaparız. Kişisel tasarımlar yaparken kullandığımız 3 dil olmak üzere: HTML, CSS, JAVASCRİPT'di</text:span>r.</text:p>
      <text:p text:style-name="P1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3T21:44:28.781000000</meta:creation-date>
    <dc:date>2022-11-13T22:04:25.187000000</dc:date>
    <meta:editing-duration>PT19M58S</meta:editing-duration>
    <meta:editing-cycles>1</meta:editing-cycles>
    <meta:document-statistic meta:table-count="0" meta:image-count="0" meta:object-count="0" meta:page-count="1" meta:paragraph-count="2" meta:word-count="42" meta:character-count="363" meta:non-whitespace-character-count="323"/>
    <meta:generator>LibreOffice/7.4.2.3$Windows_X86_64 LibreOffice_project/382eef1f22670f7f4118c8c2dd222ec7ad009daf</meta:generator>
  </office:meta>
</office:document-meta>
</file>